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cd6f" officeooo:paragraph-rsid="0018cd6f"/>
    </style:style>
    <style:style style:name="P2" style:family="paragraph" style:parent-style-name="Preformatted_20_Text">
      <style:text-properties officeooo:rsid="0018cd6f" officeooo:paragraph-rsid="0018cd6f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.247cm" fo:margin-bottom="0.212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ols.ietf.org/html/rfc2616#section-4" office:name="section-4" text:style-name="Internet_20_link" text:visited-style-name="Visited_20_Internet_20_Link">4</text:a> HTTP Message</text:p>
      <text:p text:style-name="Preformatted_20_Text"/>
      <text:p text:style-name="Preformatted_20_Text"/>
      <text:p text:style-name="P4"><text:a xlink:type="simple" xlink:href="https://tools.ietf.org/html/rfc2616#section-4.1" office:name="section-4.1" text:style-name="Internet_20_link" text:visited-style-name="Visited_20_Internet_20_Link">4.1</text:a> Message Types</text:p>
      <text:p text:style-name="Preformatted_20_Text"/>
      <text:p text:style-name="Preformatted_20_Text"/>
      <text:p text:style-name="Preformatted_20_Text"><text:s text:c="3"/>HTTP messages consist of requests from client to server and responses</text:p>
      <text:p text:style-name="Preformatted_20_Text"><text:s text:c="3"/>from server to client.</text:p>
      <text:p text:style-name="Preformatted_20_Text"/>
      <text:p text:style-name="Preformatted_20_Text"><text:s text:c="7"/>HTTP-message <text:s text:c="2"/>= Request | Response <text:s text:c="4"/>; HTTP/1.1 messages</text:p>
      <text:p text:style-name="Preformatted_20_Text"/>
      <text:p text:style-name="Preformatted_20_Text"><text:s text:c="3"/>Request (<text:a xlink:type="simple" xlink:href="https://tools.ietf.org/html/rfc2616#section-5" text:style-name="Internet_20_link" text:visited-style-name="Visited_20_Internet_20_Link">section 5</text:a>) and Response (<text:a xlink:type="simple" xlink:href="https://tools.ietf.org/html/rfc2616#section-6" text:style-name="Internet_20_link" text:visited-style-name="Visited_20_Internet_20_Link">section 6</text:a>) messages use the generic</text:p>
      <text:p text:style-name="Preformatted_20_Text"><text:s text:c="3"/>message format of <text:a xlink:type="simple" xlink:href="https://tools.ietf.org/html/rfc822" text:style-name="Internet_20_link" text:visited-style-name="Visited_20_Internet_20_Link">RFC 822</text:a> [<text:a xlink:type="simple" xlink:href="https://tools.ietf.org/html/rfc2616#ref-9" text:style-name="Internet_20_link" text:visited-style-name="Visited_20_Internet_20_Link">9</text:a>] for transferring entities (the payload</text:p>
      <text:p text:style-name="Preformatted_20_Text"><text:s text:c="3"/>of the message). Both types of message consist of a start-line, zero</text:p>
      <text:p text:style-name="Preformatted_20_Text"><text:s text:c="3"/>or more header fields (also known as "headers"), an empty line (i.e.,</text:p>
      <text:p text:style-name="Preformatted_20_Text"><text:s text:c="3"/>a line with nothing preceding the CRLF) indicating the end of the</text:p>
      <text:p text:style-name="Preformatted_20_Text"><text:s text:c="3"/>header fields, and possibly a message-body.</text:p>
      <text:p text:style-name="Preformatted_20_Text"/>
      <text:p text:style-name="Preformatted_20_Text"><text:s text:c="8"/>generic-message = start-line</text:p>
      <text:p text:style-name="Preformatted_20_Text"><text:s text:c="26"/>*(message-header CRLF)</text:p>
      <text:p text:style-name="Preformatted_20_Text"><text:s text:c="26"/>CRLF</text:p>
      <text:p text:style-name="Preformatted_20_Text"><text:s text:c="26"/>[ message-body ]</text:p>
      <text:p text:style-name="Preformatted_20_Text"><text:s text:c="8"/>start-line <text:s text:c="5"/>= Request-Line | Status-Line</text:p>
      <text:p text:style-name="Preformatted_20_Text"/>
      <text:p text:style-name="Preformatted_20_Text"><text:s text:c="3"/>In the interest of robustness, servers SHOULD ignore any empty</text:p>
      <text:p text:style-name="Preformatted_20_Text"><text:s text:c="3"/>line(s) received where a Request-Line is expected. In other words, if</text:p>
      <text:p text:style-name="Preformatted_20_Text"><text:s text:c="3"/>the server is reading the protocol stream at the beginning of a</text:p>
      <text:p text:style-name="Preformatted_20_Text"><text:s text:c="3"/>message and receives a CRLF first, it should ignore the CRLF.</text:p>
      <text:p text:style-name="Preformatted_20_Text"/>
      <text:p text:style-name="Preformatted_20_Text"><text:s text:c="3"/>Certain buggy HTTP/1.0 client implementations generate extra CRLF's</text:p>
      <text:p text:style-name="Preformatted_20_Text"><text:s text:c="3"/>after a POST request. To restate what is explicitly forbidden by the</text:p>
      <text:p text:style-name="Preformatted_20_Text"><text:s text:c="3"/>BNF, an HTTP/1.1 client MUST NOT preface or follow a request with an</text:p>
      <text:p text:style-name="Preformatted_20_Text"><text:s text:c="3"/>extra CRLF.</text:p>
      <text:p text:style-name="Preformatted_20_Text"/>
      <text:p text:style-name="P4"><text:a xlink:type="simple" xlink:href="https://tools.ietf.org/html/rfc2616#section-4.2" office:name="section-4.2" text:style-name="Internet_20_link" text:visited-style-name="Visited_20_Internet_20_Link">4.2</text:a> Message Headers</text:p>
      <text:p text:style-name="Preformatted_20_Text"/>
      <text:p text:style-name="Preformatted_20_Text"/>
      <text:p text:style-name="Preformatted_20_Text"><text:s text:c="3"/>HTTP header fields, which include general-header (<text:a xlink:type="simple" xlink:href="https://tools.ietf.org/html/rfc2616#section-4.5" text:style-name="Internet_20_link" text:visited-style-name="Visited_20_Internet_20_Link">section 4.5</text:a>),</text:p>
      <text:p text:style-name="Preformatted_20_Text"><text:s text:c="3"/>request-header (<text:a xlink:type="simple" xlink:href="https://tools.ietf.org/html/rfc2616#section-5.3" text:style-name="Internet_20_link" text:visited-style-name="Visited_20_Internet_20_Link">section 5.3</text:a>), response-header (<text:a xlink:type="simple" xlink:href="https://tools.ietf.org/html/rfc2616#section-6.2" text:style-name="Internet_20_link" text:visited-style-name="Visited_20_Internet_20_Link">section 6.2</text:a>), and</text:p>
      <text:p text:style-name="Preformatted_20_Text"><text:s text:c="3"/>entity-header (<text:a xlink:type="simple" xlink:href="https://tools.ietf.org/html/rfc2616#section-7.1" text:style-name="Internet_20_link" text:visited-style-name="Visited_20_Internet_20_Link">section 7.1</text:a>) fields, follow the same generic format as</text:p>
      <text:p text:style-name="Preformatted_20_Text"><text:s text:c="3"/>that given in <text:a xlink:type="simple" xlink:href="https://tools.ietf.org/html/rfc822#section-3.1" text:style-name="Internet_20_link" text:visited-style-name="Visited_20_Internet_20_Link">Section 3.1 of RFC 822</text:a> [<text:a xlink:type="simple" xlink:href="https://tools.ietf.org/html/rfc2616#ref-9" text:style-name="Internet_20_link" text:visited-style-name="Visited_20_Internet_20_Link">9</text:a>]. Each header field consists</text:p>
      <text:p text:style-name="Preformatted_20_Text"><text:s text:c="3"/>of a name followed by a colon (":") and the field value. Field names</text:p>
      <text:p text:style-name="Preformatted_20_Text"><text:s text:c="3"/>are case-insensitive. The field value MAY be preceded by any amount</text:p>
      <text:p text:style-name="Preformatted_20_Text"><text:s text:c="3"/>of LWS, though a single SP is preferred. Header fields can be</text:p>
      <text:p text:style-name="Preformatted_20_Text"><text:s text:c="3"/>extended over multiple lines by preceding each extra line with at</text:p>
      <text:p text:style-name="Preformatted_20_Text"><text:s text:c="3"/>least one SP or HT. Applications ought to follow "common form", where</text:p>
      <text:p text:style-name="Preformatted_20_Text"><text:s text:c="3"/>one is known or indicated, when generating HTTP constructs, since</text:p>
      <text:p text:style-name="Preformatted_20_Text"><text:s text:c="3"/>there might exist some implementations that fail to accept anything</text:p>
      <text:p text:style-name="Preformatted_20_Text"/>
      <text:p text:style-name="Preformatted_20_Text"/>
      <text:p text:style-name="Preformatted_20_Text"/>
      <text:p text:style-name="P3">Fielding, et al. <text:s text:c="11"/>Standards Track <text:s text:c="19"/>[Page 31]</text:p>
      <text:p text:style-name="Horizontal_20_Line"/>
      <text:p text:style-name="Preformatted_20_Text"><text:bookmark text:name="page-32"/><text:a xlink:type="simple" xlink:href="https://tools.ietf.org/html/rfc2616#page-32" office:name="page-32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beyond the common forms.</text:p>
      <text:p text:style-name="Preformatted_20_Text"/>
      <text:p text:style-name="Preformatted_20_Text"><text:soft-page-break/><text:s text:c="7"/>message-header = field-name ":" [ field-value ]</text:p>
      <text:p text:style-name="Preformatted_20_Text"><text:s text:c="7"/>field-name <text:s text:c="4"/>= token</text:p>
      <text:p text:style-name="Preformatted_20_Text"><text:s text:c="7"/>field-value <text:s text:c="3"/>= *( field-content | LWS )</text:p>
      <text:p text:style-name="Preformatted_20_Text"><text:s text:c="7"/>field-content <text:s/>= &lt;the OCTETs making up the field-value</text:p>
      <text:p text:style-name="Preformatted_20_Text"><text:s text:c="24"/>and consisting of either *TEXT or combinations</text:p>
      <text:p text:style-name="Preformatted_20_Text"><text:s text:c="24"/>of token, separators, and quoted-string&gt;</text:p>
      <text:p text:style-name="Preformatted_20_Text"/>
      <text:p text:style-name="Preformatted_20_Text"><text:s text:c="3"/>The field-content does not include any leading or trailing LWS:</text:p>
      <text:p text:style-name="Preformatted_20_Text"><text:s text:c="3"/>linear white space occurring before the first non-whitespace</text:p>
      <text:p text:style-name="Preformatted_20_Text"><text:s text:c="3"/>character of the field-value or after the last non-whitespace</text:p>
      <text:p text:style-name="Preformatted_20_Text"><text:s text:c="3"/>character of the field-value. Such leading or trailing LWS MAY be</text:p>
      <text:p text:style-name="Preformatted_20_Text"><text:s text:c="3"/>removed without changing the semantics of the field value. Any LWS</text:p>
      <text:p text:style-name="Preformatted_20_Text"><text:s text:c="3"/>that occurs between field-content MAY be replaced with a single SP</text:p>
      <text:p text:style-name="Preformatted_20_Text"><text:s text:c="3"/>before interpreting the field value or forwarding the message</text:p>
      <text:p text:style-name="Preformatted_20_Text"><text:s text:c="3"/>downstream.</text:p>
      <text:p text:style-name="Preformatted_20_Text"/>
      <text:p text:style-name="Preformatted_20_Text"><text:s text:c="3"/>The order in which header fields with differing field names are</text:p>
      <text:p text:style-name="Preformatted_20_Text"><text:s text:c="3"/>received is not significant. However, it is "good practice" to send</text:p>
      <text:p text:style-name="Preformatted_20_Text"><text:s text:c="3"/>general-header fields first, followed by request-header or response-</text:p>
      <text:p text:style-name="Preformatted_20_Text"><text:s text:c="3"/>header fields, and ending with the entity-header fields.</text:p>
      <text:p text:style-name="Preformatted_20_Text"/>
      <text:p text:style-name="Preformatted_20_Text"><text:s text:c="3"/>Multiple message-header fields with the same field-name MAY be</text:p>
      <text:p text:style-name="Preformatted_20_Text"><text:s text:c="3"/>present in a message if and only if the entire field-value for that</text:p>
      <text:p text:style-name="Preformatted_20_Text"><text:s text:c="3"/>header field is defined as a comma-separated list [i.e., #(values)].</text:p>
      <text:p text:style-name="Preformatted_20_Text"><text:s text:c="3"/>It MUST be possible to combine the multiple header fields into one</text:p>
      <text:p text:style-name="Preformatted_20_Text"><text:s text:c="3"/>"field-name: field-value" pair, without changing the semantics of the</text:p>
      <text:p text:style-name="Preformatted_20_Text"><text:s text:c="3"/>message, by appending each subsequent field-value to the first, each</text:p>
      <text:p text:style-name="Preformatted_20_Text"><text:s text:c="3"/>separated by a comma. The order in which header fields with the same</text:p>
      <text:p text:style-name="Preformatted_20_Text"><text:s text:c="3"/>field-name are received is therefore significant to the</text:p>
      <text:p text:style-name="Preformatted_20_Text"><text:s text:c="3"/>interpretation of the combined field value, and thus a proxy MUST NOT</text:p>
      <text:p text:style-name="Preformatted_20_Text"><text:s text:c="3"/>change the order of these field values when a message is forwarded.</text:p>
      <text:p text:style-name="Preformatted_20_Text"/>
      <text:p text:style-name="P4"><text:a xlink:type="simple" xlink:href="https://tools.ietf.org/html/rfc2616#section-4.3" office:name="section-4.3" text:style-name="Internet_20_link" text:visited-style-name="Visited_20_Internet_20_Link">4.3</text:a> Message Body</text:p>
      <text:p text:style-name="Preformatted_20_Text"/>
      <text:p text:style-name="Preformatted_20_Text"/>
      <text:p text:style-name="Preformatted_20_Text"><text:s text:c="3"/>The message-body (if any) of an HTTP message is used to carry the</text:p>
      <text:p text:style-name="Preformatted_20_Text"><text:s text:c="3"/>entity-body associated with the request or response. The message-body</text:p>
      <text:p text:style-name="Preformatted_20_Text"><text:s text:c="3"/>differs from the entity-body only when a transfer-coding has been</text:p>
      <text:p text:style-name="Preformatted_20_Text"><text:s text:c="3"/>applied, as indicated by the Transfer-Encoding header field (<text:a xlink:type="simple" xlink:href="https://tools.ietf.org/html/rfc2616#section-14.41" text:style-name="Internet_20_link" text:visited-style-name="Visited_20_Internet_20_Link">section</text:a></text:p>
      <text:p text:style-name="Preformatted_20_Text"><text:s text:c="3"/><text:a xlink:type="simple" xlink:href="https://tools.ietf.org/html/rfc2616#section-14.41" text:style-name="Internet_20_link" text:visited-style-name="Visited_20_Internet_20_Link">14.41</text:a>).</text:p>
      <text:p text:style-name="Preformatted_20_Text"/>
      <text:p text:style-name="Preformatted_20_Text"><text:s text:c="7"/>message-body = entity-body</text:p>
      <text:p text:style-name="Preformatted_20_Text"><text:s text:c="20"/>| &lt;entity-body encoded as per Transfer-Encoding&gt;</text:p>
      <text:p text:style-name="Preformatted_20_Text"/>
      <text:p text:style-name="Preformatted_20_Text"><text:s text:c="3"/>Transfer-Encoding MUST be used to indicate any transfer-codings</text:p>
      <text:p text:style-name="Preformatted_20_Text"><text:s text:c="3"/>applied by an application to ensure safe and proper transfer of the</text:p>
      <text:p text:style-name="Preformatted_20_Text"><text:s text:c="3"/>message. Transfer-Encoding is a property of the message, not of the</text:p>
      <text:p text:style-name="Preformatted_20_Text"/>
      <text:p text:style-name="Preformatted_20_Text"/>
      <text:p text:style-name="Preformatted_20_Text"/>
      <text:p text:style-name="P3">Fielding, et al. <text:s text:c="11"/>Standards Track <text:s text:c="19"/>[Page 32]</text:p>
      <text:p text:style-name="Horizontal_20_Line"/>
      <text:p text:style-name="Preformatted_20_Text"><text:bookmark text:name="page-33"/><text:a xlink:type="simple" xlink:href="https://tools.ietf.org/html/rfc2616#page-33" office:name="page-33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entity, and thus MAY be added or removed by any application along the</text:p>
      <text:p text:style-name="Preformatted_20_Text"><text:s text:c="3"/>request/response chain. (However, <text:a xlink:type="simple" xlink:href="https://tools.ietf.org/html/rfc2616#section-3.6" text:style-name="Internet_20_link" text:visited-style-name="Visited_20_Internet_20_Link">section 3.6</text:a> places restrictions on</text:p>
      <text:p text:style-name="Preformatted_20_Text"><text:s text:c="3"/>when certain transfer-codings may be used.)</text:p>
      <text:p text:style-name="Preformatted_20_Text"/>
      <text:p text:style-name="Preformatted_20_Text"><text:soft-page-break/><text:s text:c="3"/>The rules for when a message-body is allowed in a message differ for</text:p>
      <text:p text:style-name="Preformatted_20_Text"><text:s text:c="3"/>requests and responses.</text:p>
      <text:p text:style-name="Preformatted_20_Text"/>
      <text:p text:style-name="Preformatted_20_Text"><text:s text:c="3"/>The presence of a message-body in a request is signaled by the</text:p>
      <text:p text:style-name="Preformatted_20_Text"><text:s text:c="3"/>inclusion of a Content-Length or Transfer-Encoding header field in</text:p>
      <text:p text:style-name="Preformatted_20_Text"><text:s text:c="3"/>the request's message-headers. A message-body MUST NOT be included in</text:p>
      <text:p text:style-name="Preformatted_20_Text"><text:s text:c="3"/>a request if the specification of the request method (<text:a xlink:type="simple" xlink:href="https://tools.ietf.org/html/rfc2616#section-5.1.1" text:style-name="Internet_20_link" text:visited-style-name="Visited_20_Internet_20_Link">section 5.1.1</text:a>)</text:p>
      <text:p text:style-name="Preformatted_20_Text"><text:s text:c="3"/>does not allow sending an entity-body in requests. A server SHOULD</text:p>
      <text:p text:style-name="Preformatted_20_Text"><text:s text:c="3"/>read and forward a message-body on any request; if the request method</text:p>
      <text:p text:style-name="Preformatted_20_Text"><text:s text:c="3"/>does not include defined semantics for an entity-body, then the</text:p>
      <text:p text:style-name="Preformatted_20_Text"><text:s text:c="3"/>message-body SHOULD be ignored when handling the request.</text:p>
      <text:p text:style-name="Preformatted_20_Text"/>
      <text:p text:style-name="Preformatted_20_Text"><text:s text:c="3"/>For response messages, whether or not a message-body is included with</text:p>
      <text:p text:style-name="Preformatted_20_Text"><text:s text:c="3"/>a message is dependent on both the request method and the response</text:p>
      <text:p text:style-name="Preformatted_20_Text"><text:s text:c="3"/>status code (<text:a xlink:type="simple" xlink:href="https://tools.ietf.org/html/rfc2616#section-6.1.1" text:style-name="Internet_20_link" text:visited-style-name="Visited_20_Internet_20_Link">section 6.1.1</text:a>). All responses to the HEAD request method</text:p>
      <text:p text:style-name="Preformatted_20_Text"><text:s text:c="3"/>MUST NOT include a message-body, even though the presence of entity-</text:p>
      <text:p text:style-name="Preformatted_20_Text"><text:s text:c="3"/>header fields might lead one to believe they do. All 1xx</text:p>
      <text:p text:style-name="Preformatted_20_Text"><text:s text:c="3"/>(informational), 204 (no content), and 304 (not modified) responses</text:p>
      <text:p text:style-name="Preformatted_20_Text"><text:s text:c="3"/>MUST NOT include a message-body. All other responses do include a</text:p>
      <text:p text:style-name="Preformatted_20_Text"><text:s text:c="3"/>message-body, although it MAY be of zero length.</text:p>
      <text:p text:style-name="Preformatted_20_Text"/>
      <text:p text:style-name="P4"><text:a xlink:type="simple" xlink:href="https://tools.ietf.org/html/rfc2616#section-4.4" office:name="section-4.4" text:style-name="Internet_20_link" text:visited-style-name="Visited_20_Internet_20_Link">4.4</text:a> Message Length</text:p>
      <text:p text:style-name="Preformatted_20_Text"/>
      <text:p text:style-name="Preformatted_20_Text"/>
      <text:p text:style-name="Preformatted_20_Text"><text:s text:c="3"/>The transfer-length of a message is the length of the message-body as</text:p>
      <text:p text:style-name="Preformatted_20_Text"><text:s text:c="3"/>it appears in the message; that is, after any transfer-codings have</text:p>
      <text:p text:style-name="Preformatted_20_Text"><text:s text:c="3"/>been applied. When a message-body is included with a message, the</text:p>
      <text:p text:style-name="Preformatted_20_Text"><text:s text:c="3"/>transfer-length of that body is determined by one of the following</text:p>
      <text:p text:style-name="Preformatted_20_Text"><text:s text:c="3"/>(in order of precedence):</text:p>
      <text:p text:style-name="Preformatted_20_Text"/>
      <text:p text:style-name="Preformatted_20_Text"><text:s text:c="3"/>1.Any response message which "MUST NOT" include a message-body (such</text:p>
      <text:p text:style-name="Preformatted_20_Text"><text:s text:c="5"/>as the 1xx, 204, and 304 responses and any response to a HEAD</text:p>
      <text:p text:style-name="Preformatted_20_Text"><text:s text:c="5"/>request) is always terminated by the first empty line after the</text:p>
      <text:p text:style-name="Preformatted_20_Text"><text:s text:c="5"/>header fields, regardless of the entity-header fields present in</text:p>
      <text:p text:style-name="Preformatted_20_Text"><text:s text:c="5"/>the message.</text:p>
      <text:p text:style-name="Preformatted_20_Text"/>
      <text:p text:style-name="Preformatted_20_Text"><text:s text:c="3"/>2.If a Transfer-Encoding header field (<text:a xlink:type="simple" xlink:href="https://tools.ietf.org/html/rfc2616#section-14.41" text:style-name="Internet_20_link" text:visited-style-name="Visited_20_Internet_20_Link">section 14.41</text:a>) is present and</text:p>
      <text:p text:style-name="Preformatted_20_Text"><text:s text:c="5"/>has any value other than "identity", then the transfer-length is</text:p>
      <text:p text:style-name="Preformatted_20_Text"><text:s text:c="5"/>defined by use of the "chunked" transfer-coding (<text:a xlink:type="simple" xlink:href="https://tools.ietf.org/html/rfc2616#section-3.6" text:style-name="Internet_20_link" text:visited-style-name="Visited_20_Internet_20_Link">section 3.6</text:a>),</text:p>
      <text:p text:style-name="Preformatted_20_Text"><text:s text:c="5"/>unless the message is terminated by closing the connection.</text:p>
      <text:p text:style-name="Preformatted_20_Text"/>
      <text:p text:style-name="Preformatted_20_Text"><text:s text:c="3"/>3.If a Content-Length header field (<text:a xlink:type="simple" xlink:href="https://tools.ietf.org/html/rfc2616#section-14.13" text:style-name="Internet_20_link" text:visited-style-name="Visited_20_Internet_20_Link">section 14.13</text:a>) is present, its</text:p>
      <text:p text:style-name="Preformatted_20_Text"><text:s text:c="5"/>decimal value in OCTETs represents both the entity-length and the</text:p>
      <text:p text:style-name="Preformatted_20_Text"><text:s text:c="5"/>transfer-length. The Content-Length header field MUST NOT be sent</text:p>
      <text:p text:style-name="Preformatted_20_Text"><text:s text:c="5"/>if these two lengths are different (i.e., if a Transfer-Encoding</text:p>
      <text:p text:style-name="Preformatted_20_Text"/>
      <text:p text:style-name="Preformatted_20_Text"/>
      <text:p text:style-name="Preformatted_20_Text"/>
      <text:p text:style-name="P3">Fielding, et al. <text:s text:c="11"/>Standards Track <text:s text:c="19"/>[Page 33]</text:p>
      <text:p text:style-name="Horizontal_20_Line"/>
      <text:p text:style-name="Preformatted_20_Text"><text:bookmark text:name="page-34"/><text:a xlink:type="simple" xlink:href="https://tools.ietf.org/html/rfc2616#page-34" office:name="page-34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5"/>header field is present). If a message is received with both a</text:p>
      <text:p text:style-name="Preformatted_20_Text"><text:s text:c="5"/>Transfer-Encoding header field and a Content-Length header field,</text:p>
      <text:p text:style-name="Preformatted_20_Text"><text:s text:c="5"/>the latter MUST be ignored.</text:p>
      <text:p text:style-name="Preformatted_20_Text"/>
      <text:p text:style-name="Preformatted_20_Text"><text:s text:c="3"/>4.If the message uses the media type "multipart/byteranges", and the</text:p>
      <text:p text:style-name="Preformatted_20_Text"><text:s text:c="5"/>ransfer-length is not otherwise specified, then this self-</text:p>
      <text:p text:style-name="Preformatted_20_Text"><text:soft-page-break/><text:s text:c="5"/>elimiting media type defines the transfer-length. This media type</text:p>
      <text:p text:style-name="Preformatted_20_Text"><text:s text:c="5"/>UST NOT be used unless the sender knows that the recipient can arse</text:p>
      <text:p text:style-name="Preformatted_20_Text"><text:s text:c="5"/>it; the presence in a request of a Range header with ultiple byte-</text:p>
      <text:p text:style-name="Preformatted_20_Text"><text:s text:c="5"/>range specifiers from a 1.1 client implies that the lient can parse</text:p>
      <text:p text:style-name="Preformatted_20_Text"><text:s text:c="5"/>multipart/byteranges responses.</text:p>
      <text:p text:style-name="Preformatted_20_Text"/>
      <text:p text:style-name="Preformatted_20_Text"><text:s text:c="7"/>A range header might be forwarded by a 1.0 proxy that does not</text:p>
      <text:p text:style-name="Preformatted_20_Text"><text:s text:c="7"/>understand multipart/byteranges; in this case the server MUST</text:p>
      <text:p text:style-name="Preformatted_20_Text"><text:s text:c="7"/>delimit the message using methods defined in items 1,3 or 5 of</text:p>
      <text:p text:style-name="Preformatted_20_Text"><text:s text:c="7"/>this section.</text:p>
      <text:p text:style-name="Preformatted_20_Text"/>
      <text:p text:style-name="Preformatted_20_Text"><text:s text:c="3"/>5.By the server closing the connection. (Closing the connection</text:p>
      <text:p text:style-name="Preformatted_20_Text"><text:s text:c="5"/>cannot be used to indicate the end of a request body, since that</text:p>
      <text:p text:style-name="Preformatted_20_Text"><text:s text:c="5"/>would leave no possibility for the server to send back a response.)</text:p>
      <text:p text:style-name="Preformatted_20_Text"/>
      <text:p text:style-name="Preformatted_20_Text"><text:s text:c="3"/>For compatibility with HTTP/1.0 applications, HTTP/1.1 requests</text:p>
      <text:p text:style-name="Preformatted_20_Text"><text:s text:c="3"/>containing a message-body MUST include a valid Content-Length header</text:p>
      <text:p text:style-name="Preformatted_20_Text"><text:s text:c="3"/>field unless the server is known to be HTTP/1.1 compliant. If a</text:p>
      <text:p text:style-name="Preformatted_20_Text"><text:s text:c="3"/>request contains a message-body and a Content-Length is not given,</text:p>
      <text:p text:style-name="Preformatted_20_Text"><text:s text:c="3"/>the server SHOULD respond with 400 (bad request) if it cannot</text:p>
      <text:p text:style-name="Preformatted_20_Text"><text:s text:c="3"/>determine the length of the message, or with 411 (length required) if</text:p>
      <text:p text:style-name="Preformatted_20_Text"><text:s text:c="3"/>it wishes to insist on receiving a valid Content-Length.</text:p>
      <text:p text:style-name="Preformatted_20_Text"/>
      <text:p text:style-name="Preformatted_20_Text"><text:s text:c="3"/>All HTTP/1.1 applications that receive entities MUST accept the</text:p>
      <text:p text:style-name="Preformatted_20_Text"><text:s text:c="3"/>"chunked" transfer-coding (<text:a xlink:type="simple" xlink:href="https://tools.ietf.org/html/rfc2616#section-3.6" text:style-name="Internet_20_link" text:visited-style-name="Visited_20_Internet_20_Link">section 3.6</text:a>), thus allowing this mechanism</text:p>
      <text:p text:style-name="Preformatted_20_Text"><text:s text:c="3"/>to be used for messages when the message length cannot be determined</text:p>
      <text:p text:style-name="Preformatted_20_Text"><text:s text:c="3"/>in advance.</text:p>
      <text:p text:style-name="Preformatted_20_Text"/>
      <text:p text:style-name="Preformatted_20_Text"><text:s text:c="3"/>Messages MUST NOT include both a Content-Length header field and a</text:p>
      <text:p text:style-name="Preformatted_20_Text"><text:s text:c="3"/>non-identity transfer-coding. If the message does include a non-</text:p>
      <text:p text:style-name="Preformatted_20_Text"><text:s text:c="3"/>identity transfer-coding, the Content-Length MUST be ignored.</text:p>
      <text:p text:style-name="Preformatted_20_Text"/>
      <text:p text:style-name="Preformatted_20_Text"><text:s text:c="3"/>When a Content-Length is given in a message where a message-body is</text:p>
      <text:p text:style-name="Preformatted_20_Text"><text:s text:c="3"/>allowed, its field value MUST exactly match the number of OCTETs in</text:p>
      <text:p text:style-name="Preformatted_20_Text"><text:s text:c="3"/>the message-body. HTTP/1.1 user agents MUST notify the user when an</text:p>
      <text:p text:style-name="Preformatted_20_Text"><text:s text:c="3"/>invalid length is received and detected.</text:p>
      <text:p text:style-name="Preformatted_20_Text"/>
      <text:p text:style-name="P4"><text:a xlink:type="simple" xlink:href="https://tools.ietf.org/html/rfc2616#section-4.5" office:name="section-4.5" text:style-name="Internet_20_link" text:visited-style-name="Visited_20_Internet_20_Link">4.5</text:a> General Header Fields</text:p>
      <text:p text:style-name="Preformatted_20_Text"/>
      <text:p text:style-name="Preformatted_20_Text"/>
      <text:p text:style-name="Preformatted_20_Text"><text:s text:c="3"/>There are a few header fields which have general applicability for</text:p>
      <text:p text:style-name="Preformatted_20_Text"><text:s text:c="3"/>both request and response messages, but which do not apply to the</text:p>
      <text:p text:style-name="Preformatted_20_Text"><text:s text:c="3"/>entity being transferred. These header fields apply only to the</text:p>
      <text:p text:style-name="Preformatted_20_Text"/>
      <text:p text:style-name="Preformatted_20_Text"/>
      <text:p text:style-name="Preformatted_20_Text"/>
      <text:p text:style-name="P3">Fielding, et al. <text:s text:c="11"/>Standards Track <text:s text:c="19"/>[Page 34]</text:p>
      <text:p text:style-name="Horizontal_20_Line"/>
      <text:p text:style-name="Preformatted_20_Text"><text:bookmark text:name="page-35"/><text:a xlink:type="simple" xlink:href="https://tools.ietf.org/html/rfc2616#page-35" office:name="page-35" text:style-name="Internet_20_link" text:visited-style-name="Visited_20_Internet_20_Link"><text:s/></text:a></text:p>
      <text:p text:style-name="Preformatted_20_Text"><text:a xlink:type="simple" xlink:href="https://tools.ietf.org/html/rfc2616" text:style-name="Internet_20_link" text:visited-style-name="Visited_20_Internet_20_Link">RFC 2616</text:a> <text:s text:c="23"/>HTTP/1.1 <text:s text:c="22"/>June 1999</text:p>
      <text:p text:style-name="Preformatted_20_Text"/>
      <text:p text:style-name="Preformatted_20_Text"/>
      <text:p text:style-name="Preformatted_20_Text"><text:s text:c="3"/>message being transmitted.</text:p>
      <text:p text:style-name="Preformatted_20_Text"/>
      <text:p text:style-name="Preformatted_20_Text"><text:s text:c="7"/>general-header = Cache-Control <text:s text:c="11"/>; <text:a xlink:type="simple" xlink:href="https://tools.ietf.org/html/rfc2616#section-14.9" text:style-name="Internet_20_link" text:visited-style-name="Visited_20_Internet_20_Link">Section 14.9</text:a></text:p>
      <text:p text:style-name="Preformatted_20_Text"><text:s text:c="22"/>| Connection <text:s text:c="14"/>; <text:a xlink:type="simple" xlink:href="https://tools.ietf.org/html/rfc2616#section-14.10" text:style-name="Internet_20_link" text:visited-style-name="Visited_20_Internet_20_Link">Section 14.10</text:a></text:p>
      <text:p text:style-name="Preformatted_20_Text"><text:s text:c="22"/>| Date <text:s text:c="20"/>; <text:a xlink:type="simple" xlink:href="https://tools.ietf.org/html/rfc2616#section-14.18" text:style-name="Internet_20_link" text:visited-style-name="Visited_20_Internet_20_Link">Section 14.18</text:a></text:p>
      <text:p text:style-name="Preformatted_20_Text"><text:s text:c="22"/>| Pragma <text:s text:c="18"/>; <text:a xlink:type="simple" xlink:href="https://tools.ietf.org/html/rfc2616#section-14.32" text:style-name="Internet_20_link" text:visited-style-name="Visited_20_Internet_20_Link">Section 14.32</text:a></text:p>
      <text:p text:style-name="Preformatted_20_Text"><text:s text:c="22"/>| Trailer <text:s text:c="17"/>; <text:a xlink:type="simple" xlink:href="https://tools.ietf.org/html/rfc2616#section-14.40" text:style-name="Internet_20_link" text:visited-style-name="Visited_20_Internet_20_Link">Section 14.40</text:a></text:p>
      <text:p text:style-name="Preformatted_20_Text"><text:s text:c="22"/>| Transfer-Encoding <text:s text:c="7"/>; <text:a xlink:type="simple" xlink:href="https://tools.ietf.org/html/rfc2616#section-14.41" text:style-name="Internet_20_link" text:visited-style-name="Visited_20_Internet_20_Link">Section 14.41</text:a></text:p>
      <text:p text:style-name="Preformatted_20_Text"><text:soft-page-break/><text:s text:c="22"/>| Upgrade <text:s text:c="17"/>; <text:a xlink:type="simple" xlink:href="https://tools.ietf.org/html/rfc2616#section-14.42" text:style-name="Internet_20_link" text:visited-style-name="Visited_20_Internet_20_Link">Section 14.42</text:a></text:p>
      <text:p text:style-name="Preformatted_20_Text"><text:s text:c="22"/>| Via <text:s text:c="21"/>; <text:a xlink:type="simple" xlink:href="https://tools.ietf.org/html/rfc2616#section-14.45" text:style-name="Internet_20_link" text:visited-style-name="Visited_20_Internet_20_Link">Section 14.45</text:a></text:p>
      <text:p text:style-name="Preformatted_20_Text"><text:s text:c="22"/>| Warning <text:s text:c="17"/>; <text:a xlink:type="simple" xlink:href="https://tools.ietf.org/html/rfc2616#section-14.46" text:style-name="Internet_20_link" text:visited-style-name="Visited_20_Internet_20_Link">Section 14.46</text:a></text:p>
      <text:p text:style-name="Preformatted_20_Text"/>
      <text:p text:style-name="Preformatted_20_Text"><text:s text:c="3"/>General-header field names can be extended reliably only in</text:p>
      <text:p text:style-name="Preformatted_20_Text"><text:s text:c="3"/>combination with a change in the protocol version. However, new or</text:p>
      <text:p text:style-name="Preformatted_20_Text"><text:s text:c="3"/>experimental header fields may be given the semantics of general</text:p>
      <text:p text:style-name="Preformatted_20_Text"><text:s text:c="3"/>header fields if all parties in the communication recognize them to</text:p>
      <text:p text:style-name="Preformatted_20_Text"><text:s text:c="3"/>be general-header fields. Unrecognized header fields are treated as</text:p>
      <text:p text:style-name="P3"><text:s text:c="3"/>entity-header field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3:56:18.912927669</meta:creation-date>
    <dc:date>2017-10-26T13:58:12.293197419</dc:date>
    <meta:editing-duration>PT1M53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5" meta:paragraph-count="183" meta:word-count="1549" meta:character-count="10971" meta:non-whitespace-character-count="8265"/>
  </office:meta>
</office:document-meta>
</file>